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0" style:family="paragraph" style:parent-style-name="Text_20_body">
      <style:paragraph-properties fo:margin-left="0cm" fo:margin-right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/>
    </style:style>
    <style:style style:name="T1" style:family="text">
      <style:text-properties style:font-name="inherit" fo:font-weight="bold" loext:padding="0cm" loext:border="none"/>
    </style:style>
    <style:style style:name="T2" style:family="text">
      <style:text-properties style:font-name="inherit" fo:font-size="6pt" fo:font-weight="bold" loext:padding="0cm" loext:border="none"/>
    </style:style>
    <style:style style:name="T3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d7d7d7" loext:opacity="100%" style:font-name="Open Sans" fo:font-size="8.39999961853027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d7d7d7" loext:opacity="100%" style:font-name="Open Sans" fo:font-size="6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d7d7d7" loext:opacity="100%" fo:letter-spacing="normal"/>
    </style:style>
    <style:style style:name="T7" style:family="text">
      <style:text-properties fo:font-variant="normal" fo:text-transform="none" fo:color="#d7d7d7" loext:opacity="100%" style:font-name="inherit" fo:font-size="6pt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9" style:family="text">
      <style:text-properties fo:font-variant="normal" fo:text-transform="none" style:font-name="Open Sans" fo:font-size="8.39999961853027pt" fo:letter-spacing="normal" fo:font-style="normal" fo:font-weight="bold" loext:padding="0cm" loext:border="none"/>
    </style:style>
    <style:style style:name="T10" style:family="text">
      <style:text-properties fo:font-variant="normal" fo:text-transform="none" style:font-name="Open Sans" fo:font-size="6pt" fo:letter-spacing="normal" fo:font-style="normal" fo:font-weight="normal" loext:padding="0cm" loext:border="none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style:font-name="inherit" fo:font-size="6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h text:style-name="P1" text:outline-level="1">Uncle Johny</text:h>
      <text:p text:style-name="P6"/>
      <text:p text:style-name="P6">Vlad enjoys listening to music. He lives in Sam's Town. A few days ago he had a birthday, so his parents gave him a gift: MP3-player! Vlad was the happiest man in the world! Now he can listen his favorite songs whenever he wants!</text:p>
      <text:p text:style-name="P6">Vlad built up his own playlist. The playlist consists of <text:span text:style-name="T1">N</text:span> songs, each has a <text:span text:style-name="T1">unique</text:span> positive integer length. Vlad likes all the songs from his playlist, but there is a song, which he likes more than the others. It's named "Uncle Johny".</text:p>
      <text:p text:style-name="P6">After creation of the playlist, Vlad decided to sort the songs in increasing order of their lengths. For example, if the lengths of the songs in playlist was {1, 3, 5, 2, 4} after sorting it becomes {1, 2, 3, 4, 5}. Before the sorting, "Uncle Johny" was on <text:span text:style-name="T1">K</text:span>-th position (1-indexing is assumed for the playlist) in the playlist.</text:p>
      <text:p text:style-name="P7">Vlad needs your help! He gives you all the information of his playlist. Your task is to find the position of "Uncle Johny" in the sorted playlist.</text:p>
      <text:h text:style-name="P2" text:outline-level="3">Input</text:h>
      <text:p text:style-name="P13"><text:span text:style-name="T8">The first line of the input contains an integer </text:span><text:span text:style-name="T9">T</text:span><text:span text:style-name="T11"> </text:span><text:span text:style-name="T8">denoting the number of test cases. The description of </text:span><text:span text:style-name="T9">T</text:span><text:span text:style-name="T11"> </text:span><text:span text:style-name="T8">test cases follows.</text:span></text:p>
      <text:p text:style-name="P13"><text:span text:style-name="T8">The first line of each test case contains one integer </text:span><text:span text:style-name="T9">N</text:span><text:span text:style-name="T11"> </text:span><text:span text:style-name="T8">denoting the number of songs in Vlad's playlist. The second line contains </text:span><text:span text:style-name="T9">N</text:span><text:span text:style-name="T11"> </text:span><text:span text:style-name="T8">space-separated integers </text:span><text:span text:style-name="T9">A</text:span><text:span text:style-name="T12">1</text:span><text:span text:style-name="T8">, </text:span><text:span text:style-name="T9">A</text:span><text:span text:style-name="T12">2</text:span><text:span text:style-name="T8">, ..., </text:span><text:span text:style-name="T9">A</text:span><text:span text:style-name="T12">N</text:span><text:span text:style-name="T11"> </text:span><text:span text:style-name="T8">denoting the lenghts of Vlad's songs. The third line contains the only integer </text:span><text:span text:style-name="T9">K</text:span><text:span text:style-name="T11"> </text:span><text:span text:style-name="T8">- the position of "Uncle Johny" in the initial playlist.</text:span></text:p>
      <text:p text:style-name="P10"> </text:p>
      <text:h text:style-name="P2" text:outline-level="3">Output</text:h>
      <text:p text:style-name="P8">For each test case, output a single line containing the position of "Uncle Johny" in the sorted playlist.</text:p>
      <text:p text:style-name="P11"> </text:p>
      <text:h text:style-name="P2" text:outline-level="3">Constraints</text:h>
      <text:p text:style-name="P13"><text:span text:style-name="T8">1 ≤ </text:span><text:span text:style-name="T9">T</text:span><text:span text:style-name="T11"> ≤ </text:span><text:span text:style-name="T8">1000</text:span></text:p>
      <text:p text:style-name="P13"><text:span text:style-name="T8">1 ≤ </text:span><text:span text:style-name="T9">K</text:span><text:span text:style-name="T11"> ≤ </text:span><text:span text:style-name="T9">N</text:span><text:span text:style-name="T11"> ≤ </text:span><text:span text:style-name="T8">100</text:span></text:p>
      <text:p text:style-name="P13"><text:span text:style-name="T8">1 ≤ </text:span><text:span text:style-name="T9">A</text:span><text:span text:style-name="T12">i</text:span><text:span text:style-name="T11"> ≤ </text:span><text:span text:style-name="T8">10</text:span><text:span text:style-name="T10">9</text:span></text:p>
      <text:p text:style-name="P10"> </text:p>
      <text:h text:style-name="P2" text:outline-level="3">Sample 1:</text:h>
      <text:p text:style-name="P9">Input</text:p>
      <text:p text:style-name="P9">Output</text:p>
      <text:p text:style-name="P3">3</text:p>
      <text:p text:style-name="P4">4</text:p>
      <text:p text:style-name="P4">1 3 4 2</text:p>
      <text:p text:style-name="P4">2</text:p>
      <text:p text:style-name="P4">5</text:p>
      <text:p text:style-name="P4">1 2 3 9 4</text:p>
      <text:p text:style-name="P4">5</text:p>
      <text:p text:style-name="P4">5</text:p>
      <text:p text:style-name="P4">1 2 3 9 4 </text:p>
      <text:p text:style-name="P4">1</text:p>
      <text:p text:style-name="P3">3</text:p>
      <text:p text:style-name="P4">4</text:p>
      <text:p text:style-name="P4">1</text:p>
      <text:h text:style-name="P2" text:outline-level="3"><text:soft-page-break/>Explanation:</text:h>
      <text:p text:style-name="P6">In the example test there are <text:span text:style-name="T1">T</text:span>=3 test cases.</text:p>
      <text:p text:style-name="P12">Test case 1</text:p>
      <text:p text:style-name="P6">In the first test case <text:span text:style-name="T1">N</text:span> equals to 4, <text:span text:style-name="T1">K</text:span> equals to 2, <text:span text:style-name="T1">A</text:span> equals to {1, 3, 4, 2}. The answer is <text:span text:style-name="T1">3</text:span>, because {1, 3, 4, 2} -&gt; {1, 2, 3, 4}. <text:span text:style-name="T1">A</text:span><text:span text:style-name="T2">2</text:span> now is on the <text:span text:style-name="T1">3</text:span>-rd position.</text:p>
      <text:p text:style-name="P12">Test case 2</text:p>
      <text:p text:style-name="P6">In the second test case <text:span text:style-name="T1">N</text:span> equals to 5, <text:span text:style-name="T1">K</text:span> equals to 5, <text:span text:style-name="T1">A</text:span> equals to {1, 2, 3, 9, 4}. The answer is <text:span text:style-name="T1">4</text:span>, because {1, 2, 3, 9, 4} -&gt; {1, 2, 3, 4, 9}. <text:span text:style-name="T1">A</text:span><text:span text:style-name="T2">5</text:span> now is on the <text:span text:style-name="T1">4</text:span>-th position.</text:p>
      <text:p text:style-name="P12">Test case 3</text:p>
      <text:p text:style-name="P6">In the third test case <text:span text:style-name="T1">N</text:span> equals to 5, <text:span text:style-name="T1">K</text:span> equals to 1, <text:span text:style-name="T1">A</text:span> equals to {1, 2, 3, 9, 4}. The answer is <text:span text:style-name="T1">1</text:span>, because {1, 2, 3, 9, 4} -&gt; {1, 2, 3, 4, 9}. <text:span text:style-name="T1">A</text:span><text:span text:style-name="T2">1</text:span> stays on the <text:span text:style-name="T1">1</text:span>-th position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7T09:09:59.944000000</dc:date>
    <meta:editing-duration>PT28S</meta:editing-duration>
    <meta:editing-cycles>1</meta:editing-cycles>
    <meta:document-statistic meta:table-count="0" meta:image-count="0" meta:object-count="0" meta:page-count="2" meta:paragraph-count="41" meta:word-count="466" meta:character-count="2213" meta:non-whitespace-character-count="1781"/>
    <meta:generator>LibreOffice/7.2.2.2$Windows_X86_64 LibreOffice_project/02b2acce88a210515b4a5bb2e46cbfb63fe97d56</meta:generator>
  </office:meta>
</office:document-meta>
</file>